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1_tuning" table:style-name="ta1">
        <table:shapes>
          <draw:frame draw:z-index="0" draw:style-name="gr1" draw:text-style-name="P1" svg:width="6.2988in" svg:height="3.5429in" svg:x="6.0303in" svg:y="0.1752in">
            <draw:object draw:notify-on-update-of-ranges="M_201028_FU_M10_T1_tuning.B1:M_201028_FU_M10_T1_tuning.B1 M_201028_FU_M10_T1_tuning.B2:M_201028_FU_M10_T1_tuning.B21 M_201028_FU_M10_T1_tuning.E1:M_201028_FU_M10_T1_tuning.E1 M_201028_FU_M10_T1_tuning.E2:M_201028_FU_M10_T1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1986603086842" calcext:value-type="float">
            <text:p>-0.013198660308684</text:p>
          </table:table-cell>
          <table:table-cell office:value-type="float" office:value="-7.8799662545322" calcext:value-type="float">
            <text:p>-7.87996625453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22465060017318" calcext:value-type="float">
            <text:p>-0.009224650600173</text:p>
          </table:table-cell>
          <table:table-cell office:value-type="float" office:value="-8.0022418766656" calcext:value-type="float">
            <text:p>-8.002241876665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478024119039465" calcext:value-type="float">
            <text:p>-0.004780241190395</text:p>
          </table:table-cell>
          <table:table-cell office:value-type="float" office:value="-8.12673004061046" calcext:value-type="float">
            <text:p>-8.1267300406104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31183316785357" calcext:value-type="float">
            <text:p>-0.008311833167854</text:p>
          </table:table-cell>
          <table:table-cell office:value-type="float" office:value="-8.61355140412031" calcext:value-type="float">
            <text:p>-8.6135514041203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98427399955535" calcext:value-type="float">
            <text:p>-0.008984273999555</text:p>
          </table:table-cell>
          <table:table-cell office:value-type="float" office:value="-9.92359964149202" calcext:value-type="float">
            <text:p>-9.9235996414920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6848363983784" calcext:value-type="float">
            <text:p>-0.009968483639838</text:p>
          </table:table-cell>
          <table:table-cell office:value-type="float" office:value="-10.9958691984025" calcext:value-type="float">
            <text:p>-10.995869198402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2004938378581" calcext:value-type="float">
            <text:p>-0.009200493837858</text:p>
          </table:table-cell>
          <table:table-cell office:value-type="float" office:value="-11.4180281073419" calcext:value-type="float">
            <text:p>-11.418028107341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4508015735385" calcext:value-type="float">
            <text:p>-0.009745080157354</text:p>
          </table:table-cell>
          <table:table-cell office:value-type="float" office:value="-11.5533499375126" calcext:value-type="float">
            <text:p>-11.553349937512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96304074708806" calcext:value-type="float">
            <text:p>-0.008963040747088</text:p>
          </table:table-cell>
          <table:table-cell office:value-type="float" office:value="-11.6243177522108" calcext:value-type="float">
            <text:p>-11.624317752210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4955740769334" calcext:value-type="float">
            <text:p>-0.010495574076933</text:p>
          </table:table-cell>
          <table:table-cell office:value-type="float" office:value="-11.6995528722968" calcext:value-type="float">
            <text:p>-11.699552872296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3109776062333" calcext:value-type="float">
            <text:p>-0.011310977606233</text:p>
          </table:table-cell>
          <table:table-cell office:value-type="float" office:value="-11.8158212181221" calcext:value-type="float">
            <text:p>-11.815821218122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9782378386097" calcext:value-type="float">
            <text:p>-0.01497823783861</text:p>
          </table:table-cell>
          <table:table-cell office:value-type="float" office:value="-12.1228497445496" calcext:value-type="float">
            <text:p>-12.12284974454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1022492556094" calcext:value-type="float">
            <text:p>-0.01510224925561</text:p>
          </table:table-cell>
          <table:table-cell office:value-type="float" office:value="-12.6076511667341" calcext:value-type="float">
            <text:p>-12.60765116673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1651898988168" calcext:value-type="float">
            <text:p>-0.015165189898817</text:p>
          </table:table-cell>
          <table:table-cell office:value-type="float" office:value="-13.3212215866188" calcext:value-type="float">
            <text:p>-13.32122158661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3965277171188" calcext:value-type="float">
            <text:p>-0.013396527717119</text:p>
          </table:table-cell>
          <table:table-cell office:value-type="float" office:value="-13.9812907420201" calcext:value-type="float">
            <text:p>-13.981290742020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9602439644703" calcext:value-type="float">
            <text:p>-0.01196024396447</text:p>
          </table:table-cell>
          <table:table-cell office:value-type="float" office:value="-14.3931580416406" calcext:value-type="float">
            <text:p>-14.393158041640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2333955747259" calcext:value-type="float">
            <text:p>-0.014233395574726</text:p>
          </table:table-cell>
          <table:table-cell office:value-type="float" office:value="-14.5923073284907" calcext:value-type="float">
            <text:p>-14.592307328490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7021971728175" calcext:value-type="float">
            <text:p>-0.015702197172818</text:p>
          </table:table-cell>
          <table:table-cell office:value-type="float" office:value="-14.6893813793427" calcext:value-type="float">
            <text:p>-14.68938137934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7866528681951" calcext:value-type="float">
            <text:p>-0.016786652868195</text:p>
          </table:table-cell>
          <table:table-cell office:value-type="float" office:value="-14.772764401212" calcext:value-type="float">
            <text:p>-14.77276440121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781074296577" calcext:value-type="float">
            <text:p>-0.018078107429658</text:p>
          </table:table-cell>
          <table:table-cell office:value-type="float" office:value="-14.8656474727381" calcext:value-type="float">
            <text:p>-14.8656474727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6:02:56.060010233</dc:date>
    <meta:editing-duration>PT44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1_tuning.B1:M_201028_FU_M10_T1_tuning.B21 M_201028_FU_M10_T1_tuning.E1:M_201028_FU_M10_T1_tuning.E21" chart:data-source-has-labels="both" svg:x="0.32cm" svg:y="0.18cm" svg:width="12.376cm" svg:height="8.64cm">
          <chartooo:coordinate-region svg:x="1.524cm" svg:y="0.379cm" svg:width="10.986cm" svg:height="8.243cm"/>
          <chart:axis chart:dimension="x" chart:name="primary-x" chart:style-name="ch4" chartooo:axis-type="auto">
            <chartooo:date-scale/>
            <chart:categories table:cell-range-address="M_201028_FU_M10_T1_tuning.B2:M_201028_FU_M10_T1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1_tuning.E2:M_201028_FU_M10_T1_tuning.E21" chart:label-cell-address="M_201028_FU_M10_T1_tuning.E1:M_201028_FU_M10_T1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1_tuning.E1:M_201028_FU_M10_T1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1_tuning.B2:M_201028_FU_M10_T1_tuning.B21</svg:desc>
                </draw:g>
              </table:table-cell>
              <table:table-cell office:value-type="float" office:value="-0.0131986603086842">
                <text:p>-0.0131986603086842</text:p>
                <draw:g>
                  <svg:desc>M_201028_FU_M10_T1_tuning.E2:M_201028_FU_M10_T1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922465060017318">
                <text:p>-0.009224650600173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478024119039465">
                <text:p>-0.004780241190394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831183316785357">
                <text:p>-0.008311833167853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898427399955535">
                <text:p>-0.008984273999555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996848363983784">
                <text:p>-0.009968483639837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92004938378581">
                <text:p>-0.00920049383785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974508015735385">
                <text:p>-0.00974508015735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896304074708806">
                <text:p>-0.008963040747088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04955740769334">
                <text:p>-0.01049557407693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13109776062333">
                <text:p>-0.01131097760623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49782378386097">
                <text:p>-0.01497823783860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51022492556094">
                <text:p>-0.01510224925560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151651898988168">
                <text:p>-0.01516518989881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33965277171188">
                <text:p>-0.01339652771711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119602439644703">
                <text:p>-0.01196024396447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142333955747259">
                <text:p>-0.01423339557472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57021971728175">
                <text:p>-0.01570219717281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167866528681951">
                <text:p>-0.01678665286819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80781074296577">
                <text:p>-0.0180781074296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